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3.57cm" style:rel-column-width="13778*"/>
    </style:style>
    <style:style style:name="Tabella33.B" style:family="table-column">
      <style:table-column-properties style:column-width="13.411cm" style:rel-column-width="51757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1.074cm"/>
    </style:style>
    <style:style style:name="Tabella33.6" style:family="table-row">
      <style:table-row-properties style:min-row-height="1.296cm"/>
    </style:style>
    <style:style style:name="P1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paragraph-rsid="00092c03" style:font-size-asian="11pt" style:font-style-asian="italic" style:font-weight-asian="normal" style:font-size-complex="11pt" style:font-style-complex="italic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style:font-name="Arial" fo:font-size="11pt" officeooo:rsid="000b2db3" officeooo:paragraph-rsid="000dda5c" style:font-name-asian="Times New Roman1" style:font-size-asian="11pt" style:font-name-complex="Times New Roman1" style:font-size-complex="11pt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1pt" fo:font-style="italic" officeooo:paragraph-rsid="00092c03" style:font-size-asian="11pt" style:font-style-asian="italic" style:font-size-complex="11pt" style:font-style-complex="italic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paragraph-rsid="00092c03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0af85e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1pt" officeooo:rsid="000af85e" officeooo:paragraph-rsid="000af85e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officeooo:rsid="000dda5c" officeooo:paragraph-rsid="000dda5c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Arial" fo:font-size="11pt" fo:font-style="italic" officeooo:paragraph-rsid="00092c03" style:font-size-asian="11pt" style:font-style-asian="italic" style:font-size-complex="11pt" style:font-style-complex="italic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Arial" fo:font-size="11pt" officeooo:rsid="000af85e" officeooo:paragraph-rsid="000af85e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paragraph-rsid="00113c74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0af85e"/>
    </style:style>
    <style:style style:name="T2" style:family="text">
      <style:text-properties officeooo:rsid="000ce396"/>
    </style:style>
    <style:style style:name="T3" style:family="text">
      <style:text-properties officeooo:rsid="000dda5c"/>
    </style:style>
    <style:style style:name="T4" style:family="text">
      <style:text-properties officeooo:rsid="000ee98f"/>
    </style:style>
    <style:style style:name="T5" style:family="text">
      <style:text-properties officeooo:rsid="00101709"/>
    </style:style>
    <style:style style:name="T6" style:family="text">
      <style:text-properties officeooo:rsid="00113c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3">Nome dello use case</text:p>
          </table:table-cell>
          <table:table-cell table:style-name="Tabella33.B1" office:value-type="string">
            <text:p text:style-name="P5"><text:span text:style-name="T1">Richiedi tir</text:span><text:span text:style-name="T4">o</text:span><text:span text:style-name="T1">cinante</text:span></text:p>
          </table:table-cell>
        </table:table-row>
        <table:table-row table:style-name="Tabella33.2">
          <table:table-cell table:style-name="Tabella33.A2" office:value-type="string">
            <text:p text:style-name="P3">Attori partecipanti</text:p>
          </table:table-cell>
          <table:table-cell table:style-name="Tabella33.B2" office:value-type="string">
            <text:p text:style-name="P6">Impiegato asilo</text:p>
          </table:table-cell>
        </table:table-row>
        <table:table-row table:style-name="Tabella33.2">
          <table:table-cell table:style-name="Tabella33.A2" office:value-type="string">
            <text:p text:style-name="P8">Entry condition</text:p>
          </table:table-cell>
          <table:table-cell table:style-name="Tabella33.B2" office:value-type="string">
            <text:p text:style-name="P9">L'utente deve essere riconosciuto come impiegato</text:p>
          </table:table-cell>
        </table:table-row>
        <table:table-row table:style-name="Tabella33.4">
          <table:table-cell table:style-name="Tabella33.A2" office:value-type="string">
            <text:p text:style-name="P3">Flusso di eventi</text:p>
          </table:table-cell>
          <table:table-cell table:style-name="Tabella33.B2" office:value-type="string">
            <text:p text:style-name="P4">1. <text:span text:style-name="T1">L'impiegato effettua l'accesso.</text:span></text:p>
            <text:p text:style-name="P4"/>
            <text:p text:style-name="P4">2. <text:s/><text:span text:style-name="T1">Entra nell'area per la richiesta del tirocinante.</text:span></text:p>
            <text:p text:style-name="P4"/>
            <text:p text:style-name="P4">3. <text:span text:style-name="T1">Effettua la richiesta del tirocinante inserendo nel form la data e l'ora </text:span><text:span text:style-name="T5">dell'evento,</text:span><text:span text:style-name="T1"> per </text:span><text:span text:style-name="T5">il</text:span><text:span text:style-name="T1"> quale </text:span><text:span text:style-name="T5">è richiesto un </text:span><text:span text:style-name="T1">tirocinant</text:span><text:span text:style-name="T5">e</text:span><text:span text:style-name="T1">.</text:span> </text:p>
            <text:p text:style-name="P4"/>
            <text:p text:style-name="P4">4. <text:span text:style-name="T1">Invia la richiesta alla facoltà di scienza della comunicazione </text:span><text:span text:style-name="T2">ed esce.</text:span></text:p>
          </table:table-cell>
        </table:table-row>
        <table:table-row table:style-name="Tabella33.5">
          <table:table-cell table:style-name="Tabella33.A2" office:value-type="string">
            <text:p text:style-name="P3">Exit condition</text:p>
          </table:table-cell>
          <table:table-cell table:style-name="Tabella33.B2" office:value-type="string">
            <text:p text:style-name="P7">L'impiegato visualizza la finestra di avvenuta <text:span text:style-name="T4">richiesta.</text:span></text:p>
          </table:table-cell>
        </table:table-row>
        <table:table-row table:style-name="Tabella33.6">
          <table:table-cell table:style-name="Tabella33.A2" office:value-type="string">
            <text:p text:style-name="P3">Exception condition</text:p>
          </table:table-cell>
          <table:table-cell table:style-name="Tabella33.B2" office:value-type="string">
            <text:p text:style-name="P2">L'impiegato visualizza un errore che spiega il perch<text:span text:style-name="T4">é</text:span> <text:span text:style-name="T3">non si pu</text:span><text:span text:style-name="T4">ò</text:span><text:span text:style-name="T3"> effettuare la richiesta.</text:span></text:p>
          </table:table-cell>
        </table:table-row>
        <table:table-row>
          <table:table-cell table:style-name="Tabella33.A2" office:value-type="string">
            <text:p text:style-name="P3">Requisiti qualitativi</text:p>
          </table:table-cell>
          <table:table-cell table:style-name="Tabella33.B2" office:value-type="string">
            <text:p text:style-name="P7">Entro 20 secondi l'utente riceve il messaggio di avvenuta richiesta.</text:p>
          </table:table-cell>
        </table:table-row>
      </table:table>
      <text:p text:style-name="P10"><text:span text:style-name="T6">UC 8: Richiede alla facoltà di Scienze della formazione un tirocinante per un evento specific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8:29:54.63</meta:creation-date>
    <meta:editing-duration>PT8M48S</meta:editing-duration>
    <meta:editing-cycles>5</meta:editing-cycles>
    <meta:generator>LibreOffice/3.6$Windows_x86 LibreOffice_project/da8c1e6-fd468f4-454e206-f42a4a9-143cfd</meta:generator>
    <dc:date>2012-10-20T11:49:12.24</dc:date>
    <meta:document-statistic meta:table-count="1" meta:image-count="0" meta:object-count="0" meta:page-count="1" meta:paragraph-count="18" meta:word-count="118" meta:character-count="806" meta:non-whitespace-character-count="704"/>
  </office:meta>
</office:document-meta>
</file>